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normal" officeooo:rsid="011487b4" officeooo:paragraph-rsid="000dedf5" style:font-size-asian="12pt" style:font-style-asian="italic" style:font-size-complex="12pt" style:font-style-complex="italic"/>
    </style:style>
    <style:style style:name="P2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normal" officeooo:rsid="0010dad4" officeooo:paragraph-rsid="000dedf5" style:font-size-asian="12pt" style:font-style-asian="italic" style:font-size-complex="12pt" style:font-style-complex="italic"/>
    </style:style>
    <style:style style:name="P3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normal" officeooo:rsid="0048c747" officeooo:paragraph-rsid="000dedf5" style:font-size-asian="12pt" style:font-style-asian="italic" style:font-size-complex="12pt" style:font-style-complex="italic"/>
    </style:style>
    <style:style style:name="P4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normal" officeooo:rsid="0049244a" officeooo:paragraph-rsid="000dedf5" style:font-size-asian="12pt" style:font-style-asian="italic" style:font-size-complex="12pt" style:font-style-complex="italic"/>
    </style:style>
    <style:style style:name="P5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normal" officeooo:rsid="0057b500" officeooo:paragraph-rsid="000dedf5" style:font-size-asian="12pt" style:font-style-asian="italic" style:font-size-complex="12pt" style:font-style-complex="italic"/>
    </style:style>
    <style:style style:name="P6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normal" officeooo:rsid="004c29fe" officeooo:paragraph-rsid="000dedf5" style:font-size-asian="12pt" style:font-style-asian="italic" style:font-size-complex="12pt" style:font-style-complex="italic"/>
    </style:style>
    <style:style style:name="P7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48c747" officeooo:paragraph-rsid="000dedf5" style:font-size-asian="12pt" style:font-style-asian="normal" style:font-size-complex="12pt" style:font-style-complex="normal"/>
    </style:style>
    <style:style style:name="P8" style:family="paragraph" style:parent-style-name="Standard">
      <style:text-properties style:font-name="Liberation Serif" fo:font-style="italic" officeooo:rsid="013d1d89" officeooo:paragraph-rsid="000dedf5" style:font-style-asian="italic" style:font-style-complex="italic"/>
    </style:style>
    <style:style style:name="P9" style:family="paragraph" style:parent-style-name="Standard">
      <style:text-properties style:font-name="Liberation Serif" fo:font-style="italic" officeooo:rsid="00483590" officeooo:paragraph-rsid="000dedf5" style:font-style-asian="italic" style:font-style-complex="italic"/>
    </style:style>
    <style:style style:name="P10" style:family="paragraph" style:parent-style-name="Standard">
      <style:text-properties style:font-name="Liberation Serif" fo:font-style="italic" officeooo:rsid="00411b18" officeooo:paragraph-rsid="000dedf5" style:font-style-asian="italic" style:font-style-complex="italic"/>
    </style:style>
    <style:style style:name="P11" style:family="paragraph" style:parent-style-name="Standard">
      <style:text-properties style:font-name="Liberation Serif" fo:font-style="italic" officeooo:rsid="0048c747" officeooo:paragraph-rsid="000dedf5" style:font-style-asian="italic" style:font-style-complex="italic"/>
    </style:style>
    <style:style style:name="P12" style:family="paragraph" style:parent-style-name="Standard">
      <style:text-properties officeooo:rsid="0045cc3a" officeooo:paragraph-rsid="000dedf5"/>
    </style:style>
    <style:style style:name="P13" style:family="paragraph" style:parent-style-name="Standard">
      <style:text-properties officeooo:rsid="0046b405" officeooo:paragraph-rsid="000dedf5"/>
    </style:style>
    <style:style style:name="P14" style:family="paragraph" style:parent-style-name="Standard">
      <style:text-properties officeooo:rsid="00483590" officeooo:paragraph-rsid="000dedf5"/>
    </style:style>
    <style:style style:name="P15" style:family="paragraph" style:parent-style-name="Standard">
      <style:text-properties style:font-name="Dudu Cyryllic" officeooo:rsid="00483590" officeooo:paragraph-rsid="000dedf5"/>
    </style:style>
    <style:style style:name="P16" style:family="paragraph" style:parent-style-name="Standard">
      <style:text-properties fo:font-style="normal" officeooo:rsid="0048c747" officeooo:paragraph-rsid="000dedf5" style:font-style-asian="normal" style:font-style-complex="normal"/>
    </style:style>
    <style:style style:name="P17" style:family="paragraph" style:parent-style-name="Heading_20_2">
      <style:paragraph-properties fo:text-align="center" style:justify-single-word="false"/>
      <style:text-properties style:font-name="Liberation Serif" fo:font-style="italic" officeooo:rsid="0044410a" officeooo:paragraph-rsid="000dedf5" style:font-style-asian="italic" style:font-style-complex="italic"/>
    </style:style>
    <style:style style:name="T1" style:family="text">
      <style:text-properties officeooo:rsid="01409267"/>
    </style:style>
    <style:style style:name="T2" style:family="text">
      <style:text-properties officeooo:rsid="013e5ac1"/>
    </style:style>
    <style:style style:name="T3" style:family="text">
      <style:text-properties officeooo:rsid="03281327"/>
    </style:style>
    <style:style style:name="T4" style:family="text">
      <style:text-properties officeooo:rsid="013ed3de"/>
    </style:style>
    <style:style style:name="T5" style:family="text">
      <style:text-properties officeooo:rsid="013ed959"/>
    </style:style>
    <style:style style:name="T6" style:family="text">
      <style:text-properties officeooo:rsid="00483590"/>
    </style:style>
    <style:style style:name="T7" style:family="text">
      <style:text-properties officeooo:rsid="0113704a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font-name="Liberation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0" style:family="text">
      <style:text-properties fo:font-variant="normal" fo:text-transform="none" fo:color="#252525" style:font-name="Liberation Serif" fo:font-size="13pt" fo:letter-spacing="normal" fo:font-style="italic" fo:font-weight="bold" officeooo:rsid="0010dad4" style:font-size-asian="13pt" style:font-style-asian="italic" style:font-weight-asian="bold" style:font-size-complex="13pt" style:font-style-complex="italic" style:font-weight-complex="bold"/>
    </style:style>
    <style:style style:name="T11" style:family="text">
      <style:text-properties fo:font-variant="normal" fo:text-transform="none" fo:color="#252525" style:font-name="Liberation Serif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font-variant="normal" fo:text-transform="none" fo:color="#252525" style:font-name="Liberation Serif" fo:font-size="12pt" fo:letter-spacing="normal" fo:font-style="italic" fo:font-weight="bold" officeooo:rsid="0010dad4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fo:font-variant="normal" fo:text-transform="none" fo:color="#252525" style:font-name="Liberation Serif" fo:font-size="12pt" fo:letter-spacing="normal" fo:font-style="italic" fo:font-weight="bold" officeooo:rsid="00483590" style:font-size-asian="12pt" style:font-style-asian="italic" style:font-weight-asian="bold" style:font-size-complex="12pt" style:font-style-complex="italic" style:font-weight-complex="bold"/>
    </style:style>
    <style:style style:name="T14" style:family="text">
      <style:text-properties fo:font-variant="normal" fo:text-transform="none" fo:color="#252525" style:font-name="Liberation Serif" fo:font-size="12pt" fo:letter-spacing="normal" fo:font-style="italic" fo:font-weight="normal" officeooo:rsid="0010dad4" style:font-size-asian="12pt" style:font-style-asian="italic" style:font-size-complex="12pt" style:font-style-complex="italic"/>
    </style:style>
    <style:style style:name="T15" style:family="text">
      <style:text-properties fo:font-variant="normal" fo:text-transform="none" fo:color="#252525" style:font-name="Liberation Serif" fo:font-size="12pt" fo:letter-spacing="normal" fo:font-style="normal" fo:font-weight="normal" style:font-size-asian="12pt" style:font-style-asian="normal" style:font-size-complex="12pt" style:font-style-complex="normal"/>
    </style:style>
    <style:style style:name="T16" style:family="text">
      <style:text-properties fo:font-variant="normal" fo:text-transform="none" fo:color="#252525" style:font-name="Liberation Serif" fo:font-size="12pt" fo:letter-spacing="normal" fo:font-style="normal" fo:font-weight="normal" officeooo:rsid="0010dad4" style:font-size-asian="12pt" style:font-style-asian="normal" style:font-size-complex="12pt" style:font-style-complex="normal"/>
    </style:style>
    <style:style style:name="T17" style:family="text">
      <style:text-properties fo:font-variant="normal" fo:text-transform="none" fo:color="#252525" style:font-name="Liberation Serif" fo:font-size="12pt" fo:letter-spacing="normal" fo:font-weight="normal" style:font-size-asian="12pt" style:font-size-complex="12pt"/>
    </style:style>
    <style:style style:name="T18" style:family="text">
      <style:text-properties fo:font-variant="normal" fo:text-transform="none" fo:color="#252525" style:font-name="Liberation Serif" fo:font-size="12pt" fo:letter-spacing="normal" fo:font-weight="normal" officeooo:rsid="0010dad4" style:font-size-asian="12pt" style:font-size-complex="12pt"/>
    </style:style>
    <style:style style:name="T19" style:family="text">
      <style:text-properties fo:font-variant="normal" fo:text-transform="none" fo:color="#252525" style:font-name="Liberation Serif" fo:font-size="12pt" fo:letter-spacing="normal" fo:font-weight="normal" officeooo:rsid="013ed959" style:font-size-asian="12pt" style:font-size-complex="12pt"/>
    </style:style>
    <style:style style:name="T20" style:family="text">
      <style:text-properties fo:font-variant="normal" fo:text-transform="none" fo:color="#252525" style:font-name="Liberation Serif" fo:font-size="12pt" fo:letter-spacing="normal" fo:font-weight="normal" officeooo:rsid="0113704a" style:font-size-asian="12pt" style:font-size-complex="12pt"/>
    </style:style>
    <style:style style:name="T21" style:family="text">
      <style:text-properties fo:font-variant="normal" fo:text-transform="none" fo:color="#252525" fo:font-size="13pt" fo:letter-spacing="normal" fo:font-weight="bold" officeooo:rsid="0010dad4" style:font-size-asian="13pt" style:font-weight-asian="bold" style:font-size-complex="13pt" style:font-weight-complex="bold"/>
    </style:style>
    <style:style style:name="T22" style:family="text">
      <style:text-properties fo:font-variant="normal" fo:text-transform="none" fo:color="#252525" fo:font-size="12pt" fo:letter-spacing="normal" fo:font-weight="bold" officeooo:rsid="0010dad4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252525" fo:font-size="12pt" fo:letter-spacing="normal" fo:font-weight="bold" officeooo:rsid="00483590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252525" fo:font-size="12pt" fo:letter-spacing="normal" fo:font-weight="normal" style:font-size-asian="12pt" style:font-size-complex="12pt"/>
    </style:style>
    <style:style style:name="T25" style:family="text">
      <style:text-properties fo:font-variant="normal" fo:text-transform="none" fo:color="#252525" fo:font-size="12pt" fo:letter-spacing="normal" fo:font-weight="normal" officeooo:rsid="0010dad4" style:font-size-asian="12pt" style:font-size-complex="12pt"/>
    </style:style>
    <style:style style:name="T26" style:family="text">
      <style:text-properties fo:font-variant="normal" fo:text-transform="none" fo:color="#252525" fo:font-size="12pt" fo:letter-spacing="normal" fo:font-weight="normal" officeooo:rsid="0048c747" style:font-size-asian="12pt" style:font-size-complex="12pt"/>
    </style:style>
    <style:style style:name="T27" style:family="text">
      <style:text-properties fo:font-variant="normal" fo:text-transform="none" fo:color="#252525" fo:font-size="12pt" fo:letter-spacing="normal" fo:font-weight="normal" officeooo:rsid="0113704a" style:font-size-asian="12pt" style:font-size-complex="12pt"/>
    </style:style>
    <style:style style:name="T28" style:family="text">
      <style:text-properties officeooo:rsid="005b3fb0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483590" style:font-weight-asian="bold" style:font-weight-complex="bold"/>
    </style:style>
    <style:style style:name="T31" style:family="text">
      <style:text-properties fo:font-size="12pt" fo:font-weight="bold" officeooo:rsid="00483590" style:font-size-asian="12pt" style:font-weight-asian="bold" style:font-size-complex="12pt" style:font-weight-complex="bold"/>
    </style:style>
    <style:style style:name="T32" style:family="text">
      <style:text-properties officeooo:rsid="011487b4"/>
    </style:style>
    <style:style style:name="T33" style:family="text">
      <style:text-properties officeooo:rsid="004b4ef1"/>
    </style:style>
    <style:style style:name="T34" style:family="text">
      <style:text-properties officeooo:rsid="00792a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2"/>
      <text:p text:style-name="P8"/>
      <text:p text:style-name="P12">Первый день службы закончился заполночь — нас тренировали <text:span text:style-name="T2">укладываться в </text:span>сорок пять секунд <text:span text:style-name="T2">при отходе ко сну, или подъёме</text:span>.</text:p>
      <text:p text:style-name="P12">За указанное время нужно снять с себя всё обмундирование, аккуратно сложить на табурет в центральном проходе, освещённом длинными лампами дневного света, нырнуть на свою койку в кубрике и укрыться простынёй <text:span text:style-name="T2">и</text:span> одеялом.</text:p>
      <text:p text:style-name="P12"/>
      <text:p text:style-name="P12">Кубрик — это составленные плотной группой четыре двухъярусные койки, отделённ<text:span text:style-name="T3">ые</text:span> от соседних кубриков тесными проходами, где ты толкаешься с теми, кому спать в соседних кубриках.</text:p>
      <text:p text:style-name="P12">А как не толкаться? Ширина межкубричного прохода определяется шириной стоящей в конце него тумбочки.</text:p>
      <text:p text:style-name="P12">Светлая такая тумбочка с выдвижным ящиком наверху, а под ним дверца, за которой ещё две полочки. Всё это на восемь человек — по четыре от каждого кубрика, чьи койки обступают проход <text:s/>шириной <text:span text:style-name="T4">в полметра</text:span>.</text:p>
      <text:p text:style-name="P12">Если в проходе есть койка «деда», тумбочка — его, безраздельно, это не обсуждается. </text:p>
      <text:p text:style-name="P12"><text:span text:style-name="T4">А если проход без «деда», а с </text:span>«<text:span text:style-name="T4">ф</text:span>азан<text:span text:style-name="T4">ом</text:span>», <text:span text:style-name="T4">то он</text:span> может <text:span text:style-name="T4">и </text:span>поделиться самой нижней полкой, но не всякий.</text:p>
      <text:p text:style-name="P12"/>
      <text:p text:style-name="P12">Стройбат приучает жить налегке, не обременять себя лишними вещами. </text:p>
      <text:p text:style-name="P12">Ну, а лезвия «Нева» и станок безопасной бритвы держишь на полке сослуживцев одного с тобой призыва, у которых в проходе между кубриками не оказалось «дедов» <text:span text:style-name="T4">с</text:span> «фазан<text:span text:style-name="T5">ами</text:span>».</text:p>
      <text:p text:style-name="P12">Решать проблемы через офицеров — вредно для здоровья. </text:p>
      <text:p text:style-name="P13">«Фазано-дедовская» система залог воинской дисциплины, посягнув на неё офицер пилит сук под <text:span text:style-name="T5">самим </text:span>собою. Поэтому, если ты ему пожалуешься, он пожалуется на тебя «дедам», уедет домой после службы, а тебе повредят здоровье.</text:p>
      <text:p text:style-name="P12"/>
      <text:p text:style-name="P13">Но всё это узнаётся позже, а сейчас по центральному проходу «учебки» ходят сержанты и выискивают сапог с недообёрнутой вкруг голенища портянкой, или ремень, <text:span text:style-name="T5">слишком</text:span> небрежно брошенный в спешке поверх табурета, или отсутствие какой-либо части обмундирования — одетым укрылся падла!</text:p>
      <text:p text:style-name="P13">Найдя к чему придраться, они командуют общий «подъём!» и тренировка начинается <text:s/><text:span text:style-name="T5">заново</text:span>.</text:p>
      <text:p text:style-name="P13"/>
      <text:p text:style-name="P13">Вряд ли мы начали лучше справляться, скорей всего сержантам тоже захотелось спать. </text:p>
      <text:p text:style-name="P13">После очередного «отбоя» они не объявили «подъём» и лампы дневного света над центральным проходом потушены, осталась лишь над тумбочкой дневального у входа в казарму. <text:span text:style-name="T6">Её далёкий свет не помеха, можно закрыть глаза и...</text:span></text:p>
      <text:p text:style-name="P13">- <text:span text:style-name="T6">Учебка, подъём!!!</text:span></text:p>
      <text:p text:style-name="P14">Что? За что? О, чёрт, это — утро! А ночь когда?</text:p>
      <text:p text:style-name="P15"/>
      <text:p text:style-name="P9"><text:span text:style-name="T7">(...я</text:span> же говорил, время в армии — это сука паскудная!..<text:span text:style-name="T7">)</text:span></text:p>
      <text:p text:style-name="P9"/>
      <text:p text:style-name="P14">Проводится пара тренировочных подъёмов, но без пристрастия, а для острастки. </text:p>
      <text:p text:style-name="P14">Впереди завтрак и, <text:span text:style-name="T7">если опоздаем,</text:span> повар-«дед» устроит сержантам <text:s/><text:span text:style-name="T8">ф</text:span><text:span text:style-name="T9">ел</text:span><text:span text:style-name="T10">и́</text:span><text:span text:style-name="T12"> </text:span><text:span text:style-name="T11">атендр</text:span><text:span text:style-name="T10">э́</text:span><text:span text:style-name="T12"> </text:span><text:span text:style-name="T16"><text:s/></text:span><text:span text:style-name="T15">из окна раздатки.</text:span></text:p>
      <text:p text:style-name="P14"/>
      <text:p text:style-name="P9"><text:span text:style-name="T7">(...у</text:span> королей Франции имелся особый придворный по должности трахавший палкой <text:s/>в пол при вхождении короля в какой-нибудь зал какого-нибудь из королевских дворцов. </text:p>
      <text:p text:style-name="P9">При это трахнувший кричал:</text:p>
      <text:p text:style-name="P9">- Его величество — король!</text:p>
      <text:p text:style-name="P9"><text:soft-page-break/>И вот однажды, в Лувре, приближается очередной по номеру Людовик <text:s/>к двери ведущей в общий зал, а глашатая не видно.</text:p>
      <text:p text:style-name="P9">Может, какой-то беспорядок в своём обмундировании поправлял... <text:s/></text:p>
      <text:p text:style-name="P9"><text:span text:style-name="T5">И ведь не к лицу</text:span> <text:span text:style-name="T5">входить </text:span>без траханья, если ты король...</text:p>
      <text:p text:style-name="P9">Но в последний момент, откуда ни возьмись, придворный с палкой ввернулся в дверной проём и, как положено по уставу — бац!</text:p>
      <text:p text:style-name="P9">- Его величество — король!</text:p>
      <text:p text:style-name="P9">Вобщем, королю даже маршировать на месте не пришлось, но он, входя, служителя по-королевски, эдак, <text:span text:style-name="T28">с укоризной, </text:span>пожурил:</text:p>
      <text:p text:style-name="P10">-<text:span text:style-name="T29"> </text:span><text:span text:style-name="T30">Же</text:span><text:span text:style-name="T21">и́</text:span><text:span text:style-name="T22"> </text:span><text:span text:style-name="T30"><text:s/>ф</text:span><text:span text:style-name="T31">ел</text:span><text:span text:style-name="T21">и́</text:span><text:span text:style-name="T22"> </text:span><text:span text:style-name="T23">атендр</text:span><text:span text:style-name="T21">э́</text:span><text:span text:style-name="T25">.</text:span></text:p>
      <text:p text:style-name="P10"><text:span text:style-name="T26">В переводе с французского это значит «мне чуть было не пришлось ждать»...</text:span><text:span text:style-name="T27">)</text:span></text:p>
      <text:p text:style-name="P2"><text:s/></text:p>
      <text:p text:style-name="P16"><text:span text:style-name="T18">Н</text:span><text:span text:style-name="T17">о дед-повар по другому переведёт:</text:span></text:p>
      <text:p text:style-name="P7">- Ты, сука ёбаный! В конец оборзел на хуй? Сержанта тебе кинули, так нюх потерял? Ебал я твои лычки и тебя вместе с ними. Ещё раз опоздаешь — сам на раздатку пойдёшь, петушара!</text:p>
      <text:p text:style-name="P16"><text:span text:style-name="T17">И сержанту нечем крыть такой </text:span><text:span text:style-name="T13">фел</text:span><text:span text:style-name="T10">и́</text:span><text:span text:style-name="T12"> </text:span><text:span text:style-name="T13">атендр</text:span><text:span text:style-name="T10">э́</text:span><text:span text:style-name="T14">, </text:span><text:span text:style-name="T17">потому что он хоть и не «петух», но пока ещё </text:span><text:span text:style-name="T19">всего лишь</text:span><text:span text:style-name="T20"> </text:span><text:span text:style-name="T17">«фазан».</text:span></text:p>
      <text:p text:style-name="P16"/>
      <text:p text:style-name="P11"><text:span text:style-name="T27">(</text:span><text:span text:style-name="T24">...</text:span><text:span text:style-name="T27">к</text:span><text:span text:style-name="T24">акое отношение имеют короли к стройбату? <text:s/></text:span></text:p>
      <text:p text:style-name="P3">Самое что ни на есть прямое.</text:p>
      <text:p text:style-name="P3">Неофициально, военно-строительные отряды Советского Союза именовались «королевскими войсками».</text:p>
      <text:p text:style-name="P3">Смекаешь?</text:p>
      <text:p text:style-name="P3">Идём дальше.</text:p>
      <text:p text:style-name="P3"/>
      <text:p text:style-name="P3">Обмундирование военного строителя состояло из пилотки цвета хаки, <text:span text:style-name="T32">в которую</text:span> ввинчивалась небольшая красно-вишнёвая звёздочка с жёлтеньким серп-и-молотом посередине.</text:p>
      <text:p text:style-name="P4">Звёздочка — очень важная деталь. Именно она определяет где у пилотки зад, а где п<text:span text:style-name="T5">é</text:span>ред.</text:p>
      <text:p text:style-name="P4">Исходя из своей формы, пилотка не в состоянии покрыть уши солдата.</text:p>
      <text:p text:style-name="P4">При сильном ветре или дожде можно отвернуть пилоткины лацканы и натянуть на череп, но это придаёт военнослужащему вид гопника в <text:s/>колпаке <text:span text:style-name="T33">типа «гандон»</text:span>.</text:p>
      <text:p text:style-name="P4">При определённых обстоятельствах стройбатовец мог одеть пилотку даже поперёк, то есть, <text:span text:style-name="T5">когда</text:span> звёздочка со лба переводи<text:span text:style-name="T5">тся</text:span> в положение над ухом. <text:s/></text:p>
      <text:p text:style-name="P5"><text:span text:style-name="T1">Таким выкрутасом предполагалось придать пилотке мотив «а-ля треуголка Бонапарта», однако,</text:span> в целом всё смотрелось как долбоёб и сбоку звёздочка.</text:p>
      <text:p text:style-name="P4"/>
      <text:p text:style-name="P6"><text:span text:style-name="T34">Г</text:span>олов<text:span text:style-name="T34">у</text:span> военн<text:span text:style-name="T34">ого</text:span> строител<text:span text:style-name="T34">я могла </text:span><text:s/>также <text:span text:style-name="T1">покрывать ф</text:span>уражк<text:span text:style-name="T34">а</text:span>, но, <text:span text:style-name="T34">по уставу,</text:span> <text:s/><text:span text:style-name="T1">ф</text:span>уражк<text:span text:style-name="T34">а должна</text:span> сопровожда<text:span text:style-name="T32">ться</text:span> кителем и брюками поверх тупорыло уставной обуви из чёрной кожи. </text:p>
      <text:p text:style-name="P6"><text:span text:style-name="T32">Такой комплект</text:span>, <text:span text:style-name="T34">кратко именуется</text:span> «парадкой» <text:span text:style-name="T1">(</text:span>парадн<text:span text:style-name="T32">ой</text:span> форм<text:span text:style-name="T32">ой)</text:span>, с чёрными погонами на плечах <text:span text:style-name="T32">кителя</text:span>. <text:s/></text:p>
      <text:p text:style-name="P6"><text:span text:style-name="T1">(</text:span>...<text:span text:style-name="T1">ч</text:span>ёрный всегда в моде...<text:span text:style-name="T1">)</text:span></text:p>
      <text:p text:style-name="P6">Чёрные петлицы на воротнике кителя <text:span text:style-name="T32">парадки имели украшение в виде</text:span> миниатюрны<text:span text:style-name="T32">х</text:span> эмблем военных строителей из жёлтого сплава. </text:p>
      <text:p text:style-name="P1">Та же эмблема повторялась в нарукавном шевроне, <text:span text:style-name="T1">но уже</text:span> без металлических примесе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20:33:32.304524704</meta:creation-date>
    <dc:date>2017-03-01T20:34:04.040405262</dc:date>
    <dc:creator>sehrguey </dc:creator>
    <meta:editing-duration>PT31S</meta:editing-duration>
    <meta:editing-cycles>1</meta:editing-cycles>
    <meta:document-statistic meta:table-count="0" meta:image-count="0" meta:object-count="0" meta:page-count="2" meta:paragraph-count="51" meta:word-count="746" meta:character-count="5052" meta:non-whitespace-character-count="4316"/>
    <meta:generator>LibreOffice/4.3.3.2$Linux_x86 LibreOffice_project/430m0$Build-2</meta:generator>
  </office:meta>
</office:document-meta>
</file>